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78cm" fo:min-width="1.056cm"/>
    </style:style>
    <style:style style:name="gr2" style:family="graphic" style:parent-style-name="standard">
      <style:graphic-properties draw:fill-color="#dd4814" draw:textarea-horizontal-align="justify" draw:textarea-vertical-align="middle" draw:auto-grow-height="false" fo:min-height="2.45cm" fo:min-width="4.5cm"/>
    </style:style>
    <style:style style:name="gr3" style:family="graphic" style:parent-style-name="standard">
      <style:graphic-properties draw:textarea-horizontal-align="justify" draw:textarea-vertical-align="middle" draw:auto-grow-height="false" fo:min-height="4.35cm" fo:min-width="5.839cm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standard">
      <style:graphic-properties svg:stroke-color="#eb613d" draw:marker-start="Circle" draw:marker-start-width="0.3cm" draw:marker-end="Arrow" draw:marker-end-width="0.3cm" draw:fill-color="#dd4814" draw:textarea-vertical-align="middle"/>
    </style:style>
    <style:style style:name="gr6" style:family="graphic" style:parent-style-name="standard">
      <style:graphic-properties draw:fill-color="#dd4814" draw:textarea-horizontal-align="justify" draw:textarea-vertical-align="middle" draw:auto-grow-height="false" fo:min-height="2.65cm" fo:min-width="5.9cm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standard">
      <style:graphic-properties svg:stroke-color="#eb613d" draw:fill-color="#dd4814" draw:textarea-horizontal-align="justify" draw:textarea-vertical-align="middle" draw:auto-grow-height="false" fo:min-height="1.239cm" fo:min-width="0.1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-color="#dd4814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2.2cm" svg:height="2.3cm" svg:x="1.9cm" svg:y="4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2" draw:layer="layout" svg:width="5cm" svg:height="2.7cm" svg:x="7.5cm" svg:y="1.3cm">
          <text:p text:style-name="P1">Web Applica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39cm" svg:height="4.6cm" draw:transform="skewX (0.0162315620435473) translate (7.975cm 9.9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cm" svg:y1="4.7cm" svg:x2="7.2cm" svg:y2="1.7cm">
          <text:p/>
        </draw:line>
        <draw:line draw:style-name="gr4" draw:text-style-name="P1" draw:layer="layout" svg:x1="4cm" svg:y1="7.3cm" svg:x2="7.5cm" svg:y2="8.8cm">
          <text:p/>
        </draw:line>
        <draw:line draw:style-name="gr5" draw:text-style-name="P2" draw:layer="layout" svg:x1="10.3cm" svg:y1="3.8cm" svg:x2="10.3cm" svg:y2="7.2cm">
          <text:p text:style-name="P1">Regole</text:p>
        </draw:line>
        <draw:line draw:style-name="gr5" draw:text-style-name="P2" draw:layer="layout" svg:x1="14.3cm" svg:y1="8.3cm" svg:x2="19.8cm" svg:y2="8.3cm">
          <text:p text:style-name="P1">Informazioni</text:p>
          <text:p text:style-name="P1"><text:s/>sull’impianto</text:p>
        </draw:line>
        <draw:custom-shape draw:style-name="gr6" draw:text-style-name="P2" draw:layer="layout" svg:width="6.4cm" svg:height="2.9cm" svg:x="7.9cm" svg:y="7cm">
          <text:p text:style-name="P1">Software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3cm" svg:height="1.2cm" svg:x="8.6cm" svg:y="12.6cm">
          <draw:text-box>
            <text:p>Impianto</text:p>
          </draw:text-box>
        </draw:frame>
        <draw:custom-shape draw:style-name="gr8" draw:text-style-name="P2" draw:layer="layout" svg:width="1.2cm" svg:height="1.7cm" svg:x="10.3cm" svg:y="9.9cm">
          <text:p text:style-name="P1">DATI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3" draw:layer="layout" svg:width="4.1cm" svg:height="1.673cm" svg:x="0.9cm" svg:y="3.327cm">
          <draw:text-box>
            <text:p>Manutento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0.57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0T14:13:44.655390463</meta:creation-date>
    <dc:date>2017-03-24T17:15:01.427093244</dc:date>
    <meta:editing-duration>PT20M31S</meta:editing-duration>
    <meta:editing-cycles>12</meta:editing-cycles>
    <meta:generator>LibreOffice/5.1.6.2$Linux_X86_64 LibreOffice_project/10m0$Build-2</meta:generator>
    <meta:document-statistic meta:object-count="11"/>
  </office:meta>
</office:document-meta>
</file>